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fo:font-weight="normal" officeooo:rsid="00168bb5" officeooo:paragraph-rsid="00168bb5" style:font-weight-asian="normal" style:font-weight-complex="normal"/>
    </style:style>
    <style:style style:name="P6" style:family="paragraph" style:parent-style-name="Table_20_Contents">
      <style:text-properties officeooo:rsid="00168bb5" officeooo:paragraph-rsid="000e9a22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104c2a"/>
    </style:style>
    <style:style style:name="P10" style:family="paragraph" style:parent-style-name="Azione_20_attore" style:list-style-name="Numerazione_20_UC">
      <style:text-properties officeooo:rsid="000db710" officeooo:paragraph-rsid="00104c2a"/>
    </style:style>
    <style:style style:name="P11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8ee7d" officeooo:paragraph-rsid="0018ee7d" style:font-weight-asian="normal" style:font-weight-complex="normal"/>
    </style:style>
    <style:style style:name="P12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49ae1" style:font-weight-asian="normal" style:font-weight-complex="normal"/>
    </style:style>
    <style:style style:name="P13" style:family="paragraph" style:parent-style-name="Azione_20_attore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P14" style:family="paragraph" style:parent-style-name="Azione_20_sistema" style:list-style-name="Numerazione_20_UC">
      <style:text-properties officeooo:rsid="000db710" officeooo:paragraph-rsid="00149ae1"/>
    </style:style>
    <style:style style:name="P15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T1" style:family="text">
      <style:text-properties officeooo:rsid="0012f53f"/>
    </style:style>
    <style:style style:name="T2" style:family="text">
      <style:text-properties fo:font-weight="normal" officeooo:rsid="00104c2a" style:font-weight-asian="normal" style:font-weight-complex="normal"/>
    </style:style>
    <style:style style:name="T3" style:family="text">
      <style:text-properties fo:font-weight="normal" officeooo:rsid="00149ae1" style:font-weight-asian="normal" style:font-weight-complex="normal"/>
    </style:style>
    <style:style style:name="T4" style:family="text">
      <style:text-properties fo:font-weight="normal" officeooo:rsid="00168bb5" style:font-weight-asian="normal" style:font-weight-complex="normal"/>
    </style:style>
    <style:style style:name="T5" style:family="text">
      <style:text-properties fo:font-weight="normal" officeooo:rsid="0018ee7d" style:font-weight-asian="normal" style:font-weight-complex="normal"/>
    </style:style>
    <style:style style:name="T6" style:family="text">
      <style:text-properties fo:font-weight="normal" officeooo:rsid="001b87f7" style:font-weight-asian="normal" style:font-weight-complex="normal"/>
    </style:style>
    <style:style style:name="T7" style:family="text">
      <style:text-properties officeooo:rsid="000f2ffc"/>
    </style:style>
    <style:style style:name="T8" style:family="text">
      <style:text-properties officeooo:rsid="000ad213"/>
    </style:style>
    <style:style style:name="T9" style:family="text">
      <style:text-properties officeooo:rsid="00149ae1"/>
    </style:style>
    <style:style style:name="T10" style:family="text">
      <style:text-properties fo:font-weight="bold" officeooo:rsid="00149ae1" style:font-weight-asian="bold" style:font-weight-complex="bold"/>
    </style:style>
    <style:style style:name="T11" style:family="text">
      <style:text-properties fo:font-weight="bold" officeooo:rsid="00168bb5" style:font-weight-asian="bold" style:font-weight-complex="bold"/>
    </style:style>
    <style:style style:name="T12" style:family="text">
      <style:text-properties officeooo:rsid="00168bb5"/>
    </style:style>
    <style:style style:name="T13" style:family="text">
      <style:text-properties officeooo:rsid="001ad289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Visualizza Dettagli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338970" text:style-name="Numerazione_20_UC">
              <text:list-item>
                <text:p text:style-name="P10"><text:span text:style-name="T1">L'utente </text:span><text:s/>accede alla sezione Questionari <text:span text:style-name="T9">(</text:span><text:span text:style-name="T10">include Visualizza Questionari </text:span><text:span text:style-name="T3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4"><text:span text:style-name="T2">2. </text:span><text:span text:style-name="T5">Il sistema mostra all'utente la lista dei questionari</text:span></text:p>
                            <text:p text:style-name="P15"><text:span text:style-name="T3">3.L'utente </text:span><text:span text:style-name="T4">ricerca il questionario (</text:span><text:span text:style-name="T11">include Ricerca Questionario</text:span><text:span text:style-name="T4">)</text:span></text:p>
                            <text:p text:style-name="P13"><text:span text:style-name="T4"><text:s text:c="30"/></text:span><text:span text:style-name="T6">4.Il sistema visualizza la lista dei questionari ricercati</text:span></text:p>
                            <text:p text:style-name="P11">4.L'utente seleziona il questionario</text:p>
                            <text:p text:style-name="P12"><text:s text:c="30"/><text:span text:style-name="T13">5</text:span>.Il sistema mostra <text:span text:style-name="T12">i dettagli del questionario</text:span> <text:s text:c="8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5">L'utente visualizza i dettagli del questionari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340963" text:style-name="L1">
              <text:list-item>
                <text:p text:style-name="P9"><text:span text:style-name="T7">Nel caso di un errore utente, il sistema mostra all’utente un messaggio di errore che </text:span>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47M36S</meta:editing-duration>
    <meta:editing-cycles>14</meta:editing-cycles>
    <meta:generator>LibreOffice/3.6$Windows_x86 LibreOffice_project/da8c1e6-fd468f4-454e206-f42a4a9-143cfd</meta:generator>
    <dc:date>2012-10-19T22:21:23.99</dc:date>
    <meta:document-statistic meta:table-count="1" meta:image-count="0" meta:object-count="0" meta:page-count="1" meta:paragraph-count="21" meta:word-count="106" meta:character-count="908" meta:non-whitespace-character-count="674"/>
  </office:meta>
</office:document-meta>
</file>